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93DBE08E2E.jpg" manifest:media-type="image/jpeg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0.3306in"/>
    </style:style>
    <style:style style:name="Table1.D" style:family="table-column">
      <style:table-column-properties style:column-width="0.8778in"/>
    </style:style>
    <style:style style:name="Table1.E" style:family="table-column">
      <style:table-column-properties style:column-width="0.1215in"/>
    </style:style>
    <style:style style:name="Table1.F" style:family="table-column">
      <style:table-column-properties style:column-width="0.3896in"/>
    </style:style>
    <style:style style:name="Table1.G" style:family="table-column">
      <style:table-column-properties style:column-width="2.0493in"/>
    </style:style>
    <style:style style:name="Table1.H" style:family="table-column">
      <style:table-column-properties style:column-width="0.1986in"/>
    </style:style>
    <style:style style:name="Table1.I" style:family="table-column">
      <style:table-column-properties style:column-width="0.4208in"/>
    </style:style>
    <style:style style:name="Table1.J" style:family="table-column">
      <style:table-column-properties style:column-width="0.8347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F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Table2" style:family="table">
      <style:table-properties style:width="6.5243in" fo:margin-left="-0.075in" fo:margin-top="0in" fo:margin-bottom="0in" table:align="left" style:writing-mode="lr-tb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764in"/>
    </style:style>
    <style:style style:name="Table2.C" style:family="table-column">
      <style:table-column-properties style:column-width="0.5097in"/>
    </style:style>
    <style:style style:name="Table2.D" style:family="table-column">
      <style:table-column-properties style:column-width="2.0493in"/>
    </style:style>
    <style:style style:name="Table2.E" style:family="table-column">
      <style:table-column-properties style:column-width="0.6194in"/>
    </style:style>
    <style:style style:name="Table2.F" style:family="table-column">
      <style:table-column-properties style:column-width="0.2618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2.B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086fff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0a2c96" style:font-size-asian="10pt" style:font-style-asian="italic" style:font-name-complex="Tahoma2" style:font-size-complex="10pt"/>
    </style:style>
    <style:style style:name="P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5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8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9" style:family="paragraph" style:parent-style-name="Standard">
      <style:text-properties officeooo:paragraph-rsid="000b97ce"/>
    </style:style>
    <style:style style:name="P10" style:family="paragraph" style:parent-style-name="Standard">
      <style:text-properties officeooo:paragraph-rsid="000d8741"/>
    </style:style>
    <style:style style:name="P11" style:family="paragraph" style:parent-style-name="Standard">
      <style:text-properties officeooo:paragraph-rsid="002b42a8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0312c97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14015e" style:font-name-asian="Times New Roman1" style:font-size-asian="10pt" style:font-name-complex="Tahoma2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15a1c2" style:font-name-asian="Times New Roman1" style:font-size-asian="10pt" style:font-name-complex="Tahoma2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21c9c1" style:font-name-asian="Times New Roman1" style:font-size-asian="10pt" style:font-name-complex="Tahoma2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233004" style:font-name-asian="Times New Roman1" style:font-size-asian="10pt" style:font-name-complex="Tahoma2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0c50c" style:font-name-asian="Times New Roman1" style:font-size-asian="10pt" style:font-weight-asian="normal" style:font-name-complex="Tahoma2" style:font-size-complex="10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24439" style:font-name-asian="Times New Roman1" style:font-size-asian="10pt" style:font-weight-asian="normal" style:font-name-complex="Tahoma2" style:font-size-complex="10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685e3" style:font-name-asian="Times New Roman1" style:font-size-asian="10pt" style:font-weight-asian="normal" style:font-name-complex="Tahoma2" style:font-size-complex="10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7042e" style:font-name-asian="Times New Roman1" style:font-size-asian="10pt" style:font-weight-asian="normal" style:font-name-complex="Tahoma2" style:font-size-complex="10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786a4" style:font-name-asian="Times New Roman1" style:font-size-asian="10pt" style:font-weight-asian="normal" style:font-name-complex="Tahoma2" style:font-size-complex="10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861a7" style:font-name-asian="Times New Roman1" style:font-size-asian="10pt" style:font-weight-asian="normal" style:font-name-complex="Tahoma2" style:font-size-complex="10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91e25" style:font-name-asian="Times New Roman1" style:font-size-asian="10pt" style:font-weight-asian="normal" style:font-name-complex="Tahoma2" style:font-size-complex="10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1a3022" style:font-name-asian="Times New Roman1" style:font-size-asian="10pt" style:font-weight-asian="normal" style:font-name-complex="Tahoma2" style:font-size-complex="10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paragraph-rsid="002f4c41" style:font-name-asian="Times New Roman1" style:font-size-asian="10pt" style:font-weight-asian="normal" style:font-name-complex="Tahoma2" style:font-size-complex="10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1bec66" style:font-name-asian="Times New Roman1" style:font-size-asian="10pt" style:font-weight-asian="normal" style:font-name-complex="Tahoma2" style:font-size-complex="10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1decc6" style:font-name-asian="Times New Roman1" style:font-size-asian="10pt" style:font-weight-asian="normal" style:font-name-complex="Tahoma2" style:font-size-complex="10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1fa35f" style:font-name-asian="Times New Roman1" style:font-size-asian="10pt" style:font-weight-asian="normal" style:font-name-complex="Tahoma2" style:font-size-complex="10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1fb647" style:font-name-asian="Times New Roman1" style:font-size-asian="10pt" style:font-weight-asian="normal" style:font-name-complex="Tahoma2" style:font-size-complex="10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normal" officeooo:rsid="0026e17a" officeooo:paragraph-rsid="001fdfdc" style:font-name-asian="Times New Roman1" style:font-size-asian="10pt" style:font-weight-asian="normal" style:font-name-complex="Tahoma2" style:font-size-complex="10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4e865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36aac" officeooo:paragraph-rsid="00236aac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7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Tahoma1" fo:font-style="normal" fo:text-shadow="none" style:text-underline-style="none" officeooo:rsid="003aed80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officeooo:rsid="0026e17a" style:font-style-asian="normal" style:font-weight-asian="normal" style:font-weight-complex="normal" style:text-emphasize="none"/>
    </style:style>
    <style:style style:name="T6" style:family="text"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7" style:family="text"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T8" style:family="text">
      <style:text-properties fo:color="#000000" style:font-name="Tahoma" fo:font-size="10pt" officeooo:rsid="001d26fc" style:font-name-asian="Times New Roman1" style:font-size-asian="10pt" style:font-name-complex="Tahoma2" style:font-size-complex="10pt"/>
    </style:style>
    <style:style style:name="T9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0" style:family="text">
      <style:text-properties style:font-name="Tahoma" fo:font-size="10pt" style:font-size-asian="10pt" style:font-name-complex="Tahoma2" style:font-size-complex="10pt"/>
    </style:style>
    <style:style style:name="T11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2" style:family="text">
      <style:text-properties fo:color="#7f7f7f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3" style:family="text">
      <style:text-properties fo:color="#7f7f7f" style:font-name="Tahoma" fo:font-size="10pt" fo:font-style="italic" officeooo:rsid="00312c97" style:font-name-asian="Times New Roman1" style:font-size-asian="10pt" style:font-style-asian="italic" style:font-name-complex="Tahoma2" style:font-size-complex="10pt"/>
    </style:style>
    <style:style style:name="T14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15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6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7" style:family="text">
      <style:text-properties fo:color="#595959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18" style:family="text">
      <style:text-properties fo:color="#595959" style:font-name="Tahoma" fo:font-size="10pt" style:font-size-asian="10pt" style:font-name-complex="Tahoma2" style:font-size-complex="10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6">PHIẾU KIỂM TRA CHẤT LƯỢNG HÀNG NHẬP</text:p>
      <text:p text:style-name="P7">QUALITY ANALYSIS - INBOUND</text:p>
      <text:p text:style-name="P4"/>
      <text:p text:style-name="P9"><text:span text:style-name="T10">Số phiếu nhập/</text:span><text:span text:style-name="T14">GRN No.:</text:span><text:span text:style-name="T10"><text:tab/></text:span><text:span text:style-name="T9"><text:placeholder text:placeholder-type="text">&lt;o.name or ''&gt;</text:placeholder></text:span></text:p>
      <text:p text:style-name="P10"><text:span text:style-name="T10">Ngày kiểm/</text:span><text:span text:style-name="T14">Testing date:</text:span><text:span text:style-name="T10"><text:tab/></text:span><text:span text:style-name="T9"><text:placeholder text:placeholder-type="text">&lt;get_date(o.date_kcs or '')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5" office:value-type="string">
            <text:p text:style-name="P12"><text:span text:style-name="T6">Chất lượng cơ lý/</text:span><text:span text:style-name="T15">Physical Analysis</text:span></text:p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14"/>
          </table:table-cell>
          <table:table-cell table:style-name="Table1.F1" table:number-columns-spanned="2" office:value-type="string">
            <text:p text:style-name="P14"/>
          </table:table-cell>
          <table:covered-table-cell/>
          <table:table-cell table:style-name="Table1.F1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12"><text:span text:style-name="T7">Độ ẩm/</text:span><text:span text:style-name="T17">MC</text:span></text:p>
          </table:table-cell>
          <table:table-cell table:style-name="Table1.A1" office:value-type="string">
            <text:p text:style-name="P29"><text:span text:style-name="T3"><text:placeholder text:placeholder-type="text">&lt;formatLang(o.kcs_line and o.kcs_line[0].mc_degree or 0,2)&gt;</text:placeholder></text:span><text:span text:style-name="T3">degree</text:span></text:p>
          </table:table-cell>
          <table:table-cell table:style-name="Table1.A1" table:number-columns-spanned="3" office:value-type="string">
            <text:p text:style-name="P21"><text:span text:style-name="T2"><text:placeholder text:placeholder-type="text">&lt;formatLang(o.kcs_line and o.kcs_line[0].mc or 0,2)&gt;</text:placeholder></text:span><text:span text:style-name="T2"> </text:span><text:span text:style-name="T3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Sàng 18/</text:span><text:span text:style-name="T12">Sc18</text:span></text:p>
          </table:table-cell>
          <table:covered-table-cell/>
          <table:table-cell table:style-name="Table1.A1" table:number-columns-spanned="2" office:value-type="string">
            <text:p text:style-name="P28"><text:span text:style-name="T2"><text:placeholder text:placeholder-type="text">&lt;formatLang(o.kcs_line and o.kcs_line[0].screen18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Tạp chất/</text:span><text:span text:style-name="T17">FM</text:span></text:p>
          </table:table-cell>
          <table:covered-table-cell/>
          <table:table-cell table:style-name="Table1.A1" table:number-columns-spanned="3" office:value-type="string">
            <text:p text:style-name="P22"><text:span text:style-name="T2"><text:placeholder text:placeholder-type="text">&lt;formatLang(o.kcs_line and o.kcs_line[0].fm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Sàng 1</text:span><text:span text:style-name="T8">6</text:span><text:span text:style-name="T7">/</text:span><text:span text:style-name="T12">Sc16</text:span></text:p>
          </table:table-cell>
          <table:covered-table-cell/>
          <table:table-cell table:style-name="Table1.A1" table:number-columns-spanned="2" office:value-type="string">
            <text:p text:style-name="P30"><text:span text:style-name="T2"><text:placeholder text:placeholder-type="text">&lt;formatLang(o.kcs_line and o.kcs_line[0].screen16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Đen/</text:span><text:span text:style-name="T17">Black</text:span></text:p>
          </table:table-cell>
          <table:covered-table-cell/>
          <table:table-cell table:style-name="Table1.A1" table:number-columns-spanned="3" office:value-type="string">
            <text:p text:style-name="P16"><text:span text:style-name="T4"><text:placeholder text:placeholder-type="text">&lt;formatLang(o.kcs_line and o.kcs_line[0].black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Sàng 1</text:span><text:span text:style-name="T8">3</text:span><text:span text:style-name="T7">/</text:span><text:span text:style-name="T12">Sc13</text:span></text:p>
          </table:table-cell>
          <table:covered-table-cell/>
          <table:table-cell table:style-name="Table1.A1" table:number-columns-spanned="2" office:value-type="string">
            <text:p text:style-name="P31"><text:span text:style-name="T2"><text:placeholder text:placeholder-type="text">&lt;formatLang(o.kcs_line and o.kcs_line[0].screen13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Vỡ/</text:span><text:span text:style-name="T12">Broken</text:span></text:p>
          </table:table-cell>
          <table:covered-table-cell/>
          <table:table-cell table:style-name="Table1.A1" table:number-columns-spanned="3" office:value-type="string">
            <text:p text:style-name="P17"><text:span text:style-name="T4"><text:placeholder text:placeholder-type="text">&lt;formatLang(o.kcs_line and o.kcs_line[0].broke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Dưới s12/</text:span><text:span text:style-name="T12">Below Sc12</text:span></text:p>
          </table:table-cell>
          <table:covered-table-cell/>
          <table:table-cell table:style-name="Table1.A1" table:number-columns-spanned="2" office:value-type="string">
            <text:p text:style-name="P32"><text:span text:style-name="T2"><text:placeholder text:placeholder-type="text">&lt;formatLang(o.kcs_line and o.kcs_line[0].belowsc12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Nâu/</text:span><text:span text:style-name="T17">Brown</text:span></text:p>
          </table:table-cell>
          <table:covered-table-cell/>
          <table:table-cell table:style-name="Table1.A1" table:number-columns-spanned="3" office:value-type="string">
            <text:p text:style-name="P23"><text:span text:style-name="T2"><text:placeholder text:placeholder-type="text">&lt;formatLang(o.kcs_line and o.kcs_line[0].brown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Sâu/</text:span><text:span text:style-name="T12">Eaten</text:span></text:p>
          </table:table-cell>
          <table:covered-table-cell/>
          <table:table-cell table:style-name="Table1.A1" table:number-columns-spanned="2" office:value-type="string">
            <text:p text:style-name="P33"><text:span text:style-name="T2"><text:placeholder text:placeholder-type="text">&lt;formatLang(o.kcs_line and o.kcs_line[0].excelsa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Mốc/</text:span><text:span text:style-name="T17">Mouldy</text:span></text:p>
          </table:table-cell>
          <table:covered-table-cell/>
          <table:table-cell table:style-name="Table1.A1" table:number-columns-spanned="3" office:value-type="string">
            <text:p text:style-name="P24"><text:span text:style-name="T2"><text:placeholder text:placeholder-type="text">&lt;formatLang(o.kcs_line and o.kcs_line[0].mold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Xanh non/</text:span><text:span text:style-name="T12">Immature</text:span></text:p>
          </table:table-cell>
          <table:covered-table-cell/>
          <table:table-cell table:style-name="Table1.A1" table:number-columns-spanned="2" office:value-type="string">
            <text:p text:style-name="P34"><text:span text:style-name="T2"><text:placeholder text:placeholder-type="text">&lt;formatLang(o.kcs_line and o.kcs_line[0].immature or 0,2)&gt;</text:placeholder></text:span><text:span text:style-name="T2">%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Quả/</text:span><text:span text:style-name="T12">Cherry</text:span></text:p>
          </table:table-cell>
          <table:covered-table-cell/>
          <table:table-cell table:style-name="Table1.A1" table:number-columns-spanned="3" office:value-type="string">
            <text:p text:style-name="P25"><text:span text:style-name="T2"><text:placeholder text:placeholder-type="text">&lt;formatLang(o.kcs_line and o.kcs_line[0].cherry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Bắp/</text:span><text:span text:style-name="T12">Maize</text:span></text:p>
          </table:table-cell>
          <table:covered-table-cell/>
          <table:table-cell table:style-name="Table1.A1" table:number-columns-spanned="2" office:value-type="string">
            <text:p text:style-name="P35"><text:placeholder text:placeholder-type="text">&lt;get_maize(o.kcs_line)&gt;</text:placeholder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3"><text:span text:style-name="T7">Khác/</text:span><text:span text:style-name="T12">Excelsa</text:span><text:span text:style-name="T13">- Katimor</text:span></text:p>
          </table:table-cell>
          <table:covered-table-cell/>
          <table:table-cell table:style-name="Table1.A1" table:number-columns-spanned="3" office:value-type="string">
            <text:p text:style-name="P26"><text:span text:style-name="T2"><text:placeholder text:placeholder-type="text">&lt;formatLang(o.kcs_line and o.kcs_line[0].excelsa  or 0,2)&gt;</text:placeholder></text:span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Đá/</text:span><text:span text:style-name="T12">Stone</text:span></text:p>
          </table:table-cell>
          <table:covered-table-cell/>
          <table:table-cell table:style-name="Table1.A1" table:number-columns-spanned="2" office:value-type="string">
            <text:p text:style-name="P18"><text:span text:style-name="T5"><text:placeholder text:placeholder-type="text">&lt;o.kcs_line and o.kcs_line[0].stone_count or 0&gt;</text:placeholder></text:span> đá/bao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<text:span text:style-name="T7">Cháy/</text:span><text:span text:style-name="T12">Burned</text:span></text:p>
          </table:table-cell>
          <table:covered-table-cell/>
          <table:table-cell table:style-name="Table1.A1" table:number-columns-spanned="3" office:value-type="string">
            <text:p text:style-name="P27"><text:span text:style-name="T2"><text:placeholder text:placeholder-type="text">&lt;formatLang(o.kcs_line and o.kcs_line[0].burned  or 0,2)&gt;</text:placeholder></text:span><text:soft-page-break/><text:span text:style-name="T2">%</text:span></text:p>
          </table:table-cell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2"><text:span text:style-name="T7">Que/</text:span><text:span text:style-name="T12">Stick</text:span></text:p>
          </table:table-cell>
          <table:covered-table-cell/>
          <table:table-cell table:style-name="Table1.A1" table:number-columns-spanned="2" office:value-type="string">
            <text:p text:style-name="P19"><text:span text:style-name="T5"><text:placeholder text:placeholder-type="text">&lt;o.kcs_line and o.kcs_line[0].stick_count or 0&gt;</text:placeholder></text:span>qu<text:soft-page-break/>e/ mẫu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20"/>
          </table:table-cell>
          <table:covered-table-cell/>
          <table:covered-table-cell/>
          <table:table-cell table:style-name="Table1.F1" office:value-type="string">
            <text:p text:style-name="P20"/>
          </table:table-cell>
          <table:table-cell table:style-name="Table1.F1" table:number-columns-spanned="2" office:value-type="string">
            <text:p text:style-name="P14"/>
          </table:table-cell>
          <table:covered-table-cell/>
          <table:table-cell table:style-name="Table1.F1" office:value-type="string">
            <text:p text:style-name="P14"/>
          </table:table-cell>
          <table:table-cell table:style-name="Table1.F1" table:number-columns-spanned="2" office:value-type="string">
            <text:p text:style-name="P14"/>
          </table:table-cell>
          <table:covered-table-cell/>
          <table:table-cell table:style-name="Table1.F1" office:value-type="string">
            <text:p text:style-name="P14"/>
          </table:table-cell>
        </table:table-row>
        <table:table-row table:style-name="Table1.1">
          <table:table-cell table:style-name="Table1.A1" table:number-columns-spanned="3" office:value-type="string">
            <text:p text:style-name="P12"><text:span text:style-name="T6">Thử mùi/</text:span><text:span text:style-name="T15">Smell Test</text:span></text:p>
          </table:table-cell>
          <table:covered-table-cell/>
          <table:covered-table-cell/>
          <table:table-cell table:style-name="Table1.F1" office:value-type="string">
            <text:p text:style-name="P20"/>
          </table:table-cell>
          <table:table-cell table:style-name="Table1.F1" table:number-columns-spanned="2" office:value-type="string">
            <text:p text:style-name="P14"/>
          </table:table-cell>
          <table:covered-table-cell/>
          <table:table-cell table:style-name="Table1.F1" office:value-type="string">
            <text:p text:style-name="P14"/>
          </table:table-cell>
          <table:table-cell table:style-name="Table1.F1" table:number-columns-spanned="2" office:value-type="string">
            <text:p text:style-name="P14"/>
          </table:table-cell>
          <table:covered-table-cell/>
          <table:table-cell table:style-name="Table1.F1" office:value-type="string">
            <text:p text:style-name="P14"/>
          </table:table-cell>
        </table:table-row>
      </table:table>
      <text:p text:style-name="P36"><text:placeholder text:placeholder-type="text">&lt;o.kcs_line and o.kcs_line[0].cuptest or ''&gt;</text:placeholder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"><text:span text:style-name="T6">Ghi chú khác/</text:span><text:span text:style-name="T15">Note</text:span></text:p>
          </table:table-cell>
          <table:table-cell table:style-name="Table2.B1" office:value-type="string">
            <text:p text:style-name="P20"/>
          </table:table-cell>
          <table:table-cell table:style-name="Table2.B1" office:value-type="string">
            <text:p text:style-name="P14"/>
          </table:table-cell>
          <table:table-cell table:style-name="Table2.B1" office:value-type="string">
            <text:p text:style-name="P14"/>
          </table:table-cell>
          <table:table-cell table:style-name="Table2.B1" office:value-type="string">
            <text:p text:style-name="P14"/>
          </table:table-cell>
          <table:table-cell table:style-name="Table2.B1" office:value-type="string">
            <text:p text:style-name="P14"/>
          </table:table-cell>
        </table:table-row>
      </table:table>
      <text:p text:style-name="P4">Không có ghi chú khác.</text:p>
      <text:p text:style-name="P5"/>
      <text:p text:style-name="Standard"><text:span text:style-name="T11">Chữ ký xác nhận/</text:span><text:span text:style-name="T16">Signatures</text:span></text:p>
      <text:p text:style-name="P11"><text:span text:style-name="T10">Người kiểm/</text:span><text:span text:style-name="T14">KCS:</text:span><text:span text:style-name="T18"> </text:span><text:span text:style-name="T10"><text:tab/></text:span><text:span text:style-name="T9"><text:placeholder text:placeholder-type="text">&lt;o.approve_id and o.approve_id.name or ''&gt;</text:placeholder></text:span><text:span text:style-name="T10"><text:tab/><text:tab/>Chữ ký/</text:span><text:span text:style-name="T14">Signature</text:span><text:span text:style-name="T10"> _______________________</text:span></text:p>
      <text:p text:style-name="P4"/>
      <text:p text:style-name="P8">Liên trắng giao Kế toán, liên hồng giao Kho, liên vàng giao K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086fff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0a2c96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189in" svg:y="-0.2457in" svg:width="2.3016in" svg:height="0.6744in" draw:z-index="3"><draw:image xlink:href="Pictures/1000000000000CDB0000044CC161DB01.jpg" xlink:type="simple" xlink:show="embed" xlink:actuate="onLoad"/></draw:frame><draw:frame draw:style-name="Mfr2" draw:name="Picture 5" text:anchor-type="char" svg:y="-0.1689in" svg:width="0.6665in" svg:height="0.6665in" draw:z-index="1"><draw:image xlink:href="Pictures/100000000000009300000093DBE08E2E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 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Tien</meta:initial-creator>
    <meta:editing-cycles>45</meta:editing-cycles>
    <meta:creation-date>2016-06-30T02:55:00</meta:creation-date>
    <dc:date>2017-05-24T11:13:11.526688586</dc:date>
    <meta:editing-duration>PT15M12S</meta:editing-duration>
    <meta:generator>LibreOffice/4.2.8.2$Linux_X86_64 LibreOffice_project/420m0$Build-2</meta:generator>
    <meta:document-statistic meta:table-count="2" meta:image-count="2" meta:object-count="0" meta:page-count="2" meta:paragraph-count="52" meta:word-count="200" meta:character-count="1797" meta:non-whitespace-character-count="16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